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2A0000011E87A69D29D.wmf" manifest:media-type=""/>
  <manifest:file-entry manifest:full-path="Pictures/200000090000106B00000F6DA5609C3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>
        <style:tab-stops>
          <style:tab-stop style:position="6.69cm" style:type="center"/>
        </style:tab-stops>
      </style:paragraph-properties>
      <style:text-properties style:font-name="Arial" fo:font-size="20pt" fo:font-weight="bold" style:font-size-asian="20pt" style:font-weight-asian="bold" style:font-name-complex="Arial" style:font-size-complex="2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cm" style:type="center"/>
        </style:tab-stops>
      </style:paragraph-properties>
      <style:text-properties style:font-name="Arial" fo:font-size="22pt" fo:font-weight="bold" style:font-name-asian="Arial" style:font-size-asian="22pt" style:font-weight-asian="bold" style:font-name-complex="Arial" style:font-size-complex="22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text-properties style:font-name="Arial" fo:font-size="8pt" fo:language="es" fo:country="EC" fo:font-weight="bold" style:font-size-asian="8pt" style:font-weight-asian="bold" style:font-name-complex="Arial" style:font-size-complex="8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center" style:justify-single-word="false">
        <style:tab-stops>
          <style:tab-stop style:position="6.69cm" style:type="center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language="pt" fo:country="BR" style:font-size-asian="11pt" style:font-name-complex="Arial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language="pt" fo:country="BR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language="pt" fo:country="BR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Footer">
      <style:paragraph-properties fo:text-align="center" style:justify-single-word="false"/>
      <style:text-properties style:font-name="Arial" fo:font-size="8pt" fo:language="es" fo:country="EC" style:font-size-asian="8pt" style:font-name-complex="Arial" style:font-size-complex="8pt"/>
    </style:style>
    <style:style style:name="P14" style:family="paragraph" style:parent-style-name="Párrafo_20_de_20_lista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5" style:family="paragraph" style:parent-style-name="Párrafo_20_de_20_lista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WW-Default">
      <style:paragraph-properties fo:margin-left="4.128cm" fo:margin-right="0cm" fo:text-align="justify" style:justify-single-word="false" fo:text-indent="-4.128cm" style:auto-text-indent="false"/>
      <style:text-properties fo:font-size="11pt" style:font-size-asian="11pt" style:font-size-complex="11pt"/>
    </style:style>
    <style:style style:name="P17" style:family="paragraph" style:parent-style-name="WW-Default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6.69cm" style:type="center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normal" style:font-weight-asian="normal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text-transform="uppercase" fo:language="pt" fo:country="BR" fo:font-weight="bold" style:font-weight-asian="bold" style:font-weight-complex="bold"/>
    </style:style>
    <style:style style:name="T6" style:family="text">
      <style:text-properties fo:text-transform="uppercase" fo:font-weight="bold" style:font-weight-asian="bold" style:font-weight-complex="bold"/>
    </style:style>
    <style:style style:name="T7" style:family="text">
      <style:text-properties fo:font-variant="small-caps" style:font-name="Arial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es')&gt;</text:placeholder>Oficio № <text:text-input text:description="&lt;o.full_name"/><text:placeholder text:placeholder-type="text">&lt;rec.trade_no&gt;</text:placeholder></text:p>
      <text:p text:style-name="P17">Guayaquil, <text:span text:style-name="T7"><text:placeholder text:placeholder-type="text">&lt;date&gt;</text:placeholder></text:span></text:p>
      <text:p text:style-name="P9"/>
      <text:p text:style-name="P9"/>
      <text:p text:style-name="P9">Asunto: Valoración de documento</text:p>
      <text:p text:style-name="P9"/>
      <text:p text:style-name="P9"/>
      <text:p text:style-name="P16">Señor </text:p>
      <text:p text:style-name="P6">DIRECTOR GENERAL DE RECURSOS HUMANOS</text:p>
      <text:p text:style-name="P15">Presente</text:p>
      <text:p text:style-name="P15"/>
      <text:p text:style-name="P15">De mi consideración:</text:p>
      <text:p text:style-name="P14"/>
      <text:p text:style-name="P9"><text:span text:style-name="T1">Una vez analizados los documentos que anexo, y de conformidad con lo estabelecido en el numeral 2 </text:span><text:span text:style-name="T3"><text:placeholder text:placeholder-type="text">&lt;rec.type_id and rec.type_id[1] or ''&gt;</text:placeholder></text:span><text:span text:style-name="T1">; literales a), b) y d) del anexo “C” del Reglamento de Calificación de Requisitos de Ascenso y Establecimiento de Antiguedades para el Personal Militar de las FF. AA; esta Dirección General, resuelve valorar </text:span><text:span text:style-name="T3">CON UN PUNTAJE DE <text:s/></text:span><text:span text:style-name="T3"><text:placeholder text:placeholder-type="text">&lt;rec.score&gt;</text:placeholder></text:span><text:span text:style-name="T1">, el </text:span><text:span text:style-name="T3"><text:placeholder text:placeholder-type="text">&lt;rec.title&gt;</text:placeholder></text:span><text:span text:style-name="T1">, obtenido com su esfuerzo própio como consta en las planillas de pago, por el </text:span><text:span text:style-name="T5"><text:placeholder text:placeholder-type="text">&lt;applicant.full_name&gt;</text:placeholder></text:span><text:span text:style-name="T1">, documentos que hago llegar a usted señor Contralmirante, Director General de Recursos Humanos, a fin se digne disponer a quien corresponda se registre en su libreta de vida naval.</text:span></text:p>
      <text:p text:style-name="P10"/>
      <text:p text:style-name="P10"/>
      <text:p text:style-name="P10">Atentamente, </text:p>
      <text:p text:style-name="P10"/>
      <text:p text:style-name="P10"/>
      <text:p text:style-name="P10"/>
      <text:p text:style-name="P8"><text:span text:style-name="T2"><text:placeholder text:placeholder-type="text">&lt;rec.director_fname&gt;</text:placeholder></text:span><text:span text:style-name="T1"> </text:span><text:span text:style-name="T1"><text:placeholder text:placeholder-type="text">&lt;rec.director_lname1&gt;</text:placeholder></text:span><text:span text:style-name="T1"> </text:span><text:span text:style-name="T2"><text:placeholder text:placeholder-type="text">&lt;rec.director_lname2&gt;</text:placeholder></text:span></text:p>
      <text:p text:style-name="P12"><text:placeholder text:placeholder-type="text">&lt;director.grade_id and director.grade_id.name or ''&gt;</text:placeholder></text:p>
      <text:p text:style-name="P11">DIRECTOR GENERAL DE EDUCACION Y DOCTRINA </text:p>
      <text:p text:style-name="P10"/>
      <text:p text:style-name="P10">Anexo: <text:placeholder text:placeholder-type="text">&lt;rec.annex&gt;</text:placeholder></text:p>
      <text:p text:style-name="P10"/>
      <text:p text:style-name="P10">Copia para: <text:text-input text:description="o.applicant_id.full_name"/><text:span text:style-name="T6"><text:placeholder text:placeholder-type="text">&lt;applicant.full_name&gt;</text:placeholder></text:span><text:span text:style-name="T4"> (</text:span><text:span text:style-name="T4"><text:placeholder text:placeholder-type="text">&lt;rec.allocation&gt;</text:placeholder></text:span><text:span text:style-name="T4">)</text:span></text:p>
      <text:p text:style-name="P10"><text:tab/> <text:s text:c="7"/>Archivo </text:p>
      <text:p text:style-name="P10"/>
      <text:p text:style-name="P10"><text:placeholder text:placeholder-type="text">&lt;rec.signatur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Arial" fo:font-size="12pt" style:font-size-asian="12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weight="bold" style:font-weight-asian="bold" style:font-name-complex="Ari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a_20_2" style:display-name="Lista 2" style:family="paragraph" style:parent-style-name="Standard">
      <style:paragraph-properties fo:margin="100%" fo:margin-left="0.998cm" fo:margin-right="0cm" fo:margin-top="0cm" fo:margin-bottom="0cm" fo:text-indent="-0.499cm" style:auto-text-indent="false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margin-top="0cm" fo:margin-bottom="0cm" fo:text-indent="-2cm" style:auto-text-indent="false"/>
      <style:text-properties style:font-name="Arial" fo:font-size="12pt" style:font-size-asian="12pt" style:font-name-complex="Arial"/>
    </style:style>
    <style:style style:name="Text_20_body_20_indent" style:display-name="Text body indent" style:family="paragraph" style:parent-style-name="Standard" style:class="text">
      <style:paragraph-properties fo:margin="100%" fo:margin-left="0.25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ngría_20_2_20_de_20_t._20_independiente" style:display-name="Sangría 2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-0.25cm" style:auto-text-indent="false"/>
      <style:text-properties style:font-name="Arial" fo:font-size="11pt" style:font-size-asian="11pt" style:font-name-complex="Arial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s" fo:country="EC" style:font-name-asian="Times New Roman" style:font-size-asian="12pt" style:font-name-complex="Arial" style:font-size-complex="12pt" style:language-complex="ar" style:country-complex="SA"/>
    </style:style>
    <style:style style:name="Lista_20_con_20_viñetas" style:display-name="Lista con viñetas" style:family="paragraph" style:parent-style-name="Standard" style:list-style-name="WW8Num1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6z0" style:family="text">
      <style:text-properties style:font-name="Times New Roman" fo:font-size="16pt" fo:font-weight="bold" style:font-size-asian="16pt" style:font-weight-asian="bold" style:font-name-complex="Times New Roman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1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/>
    </style:style>
    <style:style style:name="WW8Num10z0" style:family="text">
      <style:text-properties style:font-name-complex="Times New Roman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Arial" style:font-name-complex="Arial"/>
    </style:style>
    <style:style style:name="WW8Num15z0" style:family="text">
      <style:text-properties fo:font-size="11pt" style:font-size-asian="11pt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St1z0" style:family="text">
      <style:text-properties style:font-name="Wingdings" fo:font-size="14pt" fo:font-style="normal" style:text-underline-style="none" fo:font-weight="normal" style:font-size-asian="14pt" style:font-style-asian="normal" style:font-weight-asian="normal" style:font-name-complex="Wingdings"/>
    </style:style>
    <style:style style:name="WW8NumSt2z0" style:family="text">
      <style:text-properties style:font-name="Wingdings" fo:font-size="12pt" fo:font-style="normal" style:text-underline-style="none" fo:font-weight="normal" style:font-size-asian="12pt" style:font-style-asian="normal" style:font-weight-asian="normal" style:font-name-complex="Wingdings"/>
    </style:style>
    <style:style style:name="WW8NumSt3z0" style:family="text">
      <style:text-properties style:font-name="Wingdings" fo:font-size="12pt" fo:font-style="normal" style:text-underline-style="none" fo:font-weight="bold" style:font-size-asian="12pt" style:font-style-asian="normal" style:font-weight-asian="bold" style:font-name-complex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Sangría_20_3_20_de_20_t._20_independiente_20_Car" style:display-name="Sangría 3 de t. independiente Car" style:family="text">
      <style:text-properties fo:font-size="8pt" fo:language="es" fo:country="ES" style:font-size-asian="8pt" style:font-size-complex="8pt"/>
    </style:style>
    <style:style style:name="Texto_20_independiente_20_Car" style:display-name="Texto independiente Car" style:family="text">
      <style:text-properties style:font-name="Arial" fo:font-size="11pt" fo:language="es" fo:country="ES" style:font-size-asian="11pt" style:font-name-complex="Arial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1cm" fo:text-indent="-0.501cm" fo:margin-left="1.501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2.101cm" fo:text-indent="-0.6cm" fo:margin-left="2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741cm" fo:margin-left="1.741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0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0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0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0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 text:start-value="4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249cm" fo:text-indent="-2.249cm" fo:margin-left="2.24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style:font-name-complex="Arial"/>
    </style:style>
    <style:style style:name="MP2" style:family="paragraph" style:parent-style-name="Standard">
      <style:paragraph-properties fo:text-align="center" style:justify-single-word="false">
        <style:tab-stops>
          <style:tab-stop style:position="6.69cm" style:type="center"/>
        </style:tab-stops>
      </style:paragraph-properties>
      <style:text-properties style:font-name="Arial" fo:font-size="20pt" fo:font-weight="bold" style:font-size-asian="20pt" style:font-weight-asian="bold" style:font-name-complex="Arial" style:font-size-complex="20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6.69cm" style:type="center"/>
        </style:tab-stops>
      </style:paragraph-properties>
      <style:text-properties style:font-name="Arial" fo:font-size="22pt" fo:font-weight="bold" style:font-name-asian="Arial" style:font-size-asian="22pt" style:font-weight-asian="bold" style:font-name-complex="Arial" style:font-size-complex="22pt"/>
    </style:style>
    <style:style style:name="MP4" style:family="paragraph" style:parent-style-name="Standard">
      <style:text-properties style:font-name="Arial" fo:font-size="9pt" style:font-size-asian="9pt" style:font-name-complex="Arial" style:font-size-complex="9pt"/>
    </style:style>
    <style:style style:name="MP5" style:family="paragraph" style:parent-style-name="Standard">
      <style:text-properties style:font-name="Arial" fo:font-size="8pt" fo:language="es" fo:country="EC" fo:font-weight="bold" style:font-size-asian="8pt" style:font-weight-asian="bold" style:font-name-complex="Arial" style:font-size-complex="8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6.69cm" style:type="center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/>
    </style:style>
    <style:style style:name="MP7" style:family="paragraph" style:parent-style-name="Footer">
      <style:paragraph-properties fo:text-align="center" style:justify-single-word="false"/>
      <style:text-properties style:font-name="Arial" fo:font-size="8pt" fo:language="es" fo:country="EC" style:font-size-asian="8pt" style:font-name-complex="Arial" style:font-size-complex="8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2.3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01cm" fo:margin-left="0cm" fo:margin-right="0cm" fo:margin-bottom="2.402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1cm" fo:margin-bottom="3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6" text:anchor-type="char" svg:x="13.921cm" svg:y="-0.019cm" svg:width="1.863cm" svg:height="1.748cm" draw:z-index="0"><draw:image xlink:href="Pictures/200000090000106B00000F6DA5609C39.wmf" xlink:type="simple" xlink:show="embed" xlink:actuate="onLoad"/><draw:contour-polygon svg:width="4.179cm" svg:height="3.849cm" svg:viewBox="0 0 4179 3849" draw:points="-92,0 -92,3849 4179,3849 4179,0" draw:recreate-on-edit="false"/></draw:frame><draw:frame draw:style-name="Mfr1" draw:name="Imagen 4" text:anchor-type="char" svg:x="1.249cm" svg:y="0.064cm" svg:width="1.461cm" svg:height="1.677cm" draw:z-index="1"><draw:image xlink:href="Pictures/20000009000012A0000011E87A69D29D.wmf" xlink:type="simple" xlink:show="embed" xlink:actuate="onLoad"/><draw:contour-polygon svg:width="4.836cm" svg:height="4.507cm" svg:viewBox="0 0 4836 4507" draw:points="-145,0 -145,4507 4836,4507 4836,0" draw:recreate-on-edit="false"/></draw:frame><text:tab/> <text:s text:c="7"/></text:p>
        <text:p text:style-name="MP2">ARMADA DEL ECUADOR</text:p>
        <text:p text:style-name="MP3"><draw:frame draw:style-name="Mfr2" draw:name="Frame1" text:anchor-type="char" svg:x="12.91cm" svg:y="0.513cm" svg:width="4.073cm" svg:height="1.429cm" draw:z-index="2"><draw:text-box><text:p text:style-name="MP4"/><text:p text:style-name="MP4">El Ecuador ha sido, es</text:p><text:p text:style-name="MP4">y será <text:s/>País Amazónico</text:p></draw:text-box></draw:frame><draw:frame draw:style-name="Mfr2" draw:name="Frame2" text:anchor-type="char" svg:x="-0.277cm" svg:y="0.85cm" svg:width="4.318cm" svg:height="0.732cm" draw:z-index="3"><draw:text-box><text:p text:style-name="MP5">REPUBLICA DEL ECUADOR</text:p></draw:text-box></draw:frame> </text:p>
        <text:p text:style-name="MP6">DIRECCION GENERAL DE EDUCACION </text:p>
        <text:p text:style-name="MP6">Y DOCTRINA</text:p>
        <text:p text:style-name="MP6"/>
        <text:p text:style-name="MP6"/>
      </style:header>
      <style:footer>
        <text:p text:style-name="MP7">Av. P.M. Gilbert – Junto al Puente Unidad Nacional – Telefax (04)2394722 – pág. web: www.digedo.armada.mil.ec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 Ecuador ha sido, es</dc:title>
    <meta:initial-creator>LA LUZ</meta:initial-creator>
    <meta:creation-date>2012-07-04T17:08:00</meta:creation-date>
    <dc:creator>cetein </dc:creator>
    <dc:date>2015-06-16T15:24:12</dc:date>
    <meta:print-date>2012-06-22T12:44:00</meta:print-date>
    <meta:editing-cycles>83</meta:editing-cycles>
    <meta:editing-duration>PT5H15M33S</meta:editing-duration>
    <meta:generator>LibreOffice/3.5$Linux_X86_64 LibreOffice_project/350m1$Build-2</meta:generator>
    <meta:document-statistic meta:table-count="0" meta:image-count="2" meta:object-count="0" meta:page-count="1" meta:paragraph-count="25" meta:word-count="185" meta:character-count="1345" meta:non-whitespace-character-count="1155"/>
    <meta:user-defined meta:name="Info 1"/>
    <meta:user-defined meta:name="Info 2"/>
    <meta:user-defined meta:name="Info 3"/>
    <meta:user-defined meta:name="Info 4"/>
  </office:meta>
</office:document-meta>
</file>